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Compiler.elementHasAttributes( JavaField [ ] fiel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Compiler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mpiler.isAttribute( DocletTag 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mpiler.getTransformedQualifiedName( JavaClass type ,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mpiler.getParameterTypes( JavaParameter [ ]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Compiler.setSourcepathref( String pat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Compiler.addExpressions( DocletTag [ ] tags , String selector , PrintWriter pw , String collectionName , File source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ttributeCompiler.outputAttributeExpression( PrintWriter pw , String expression , String filename , int line , String tempVariab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ttributeCompiler.generateClassAndInners( Java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Compiler.hasAttributes( JavaClass java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Compiler.generateClass( JavaClass javaClass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63">
            <text:p text:style-name="Table_20_Contents">163</text:p>
          </table:table-cell>
        </table:table-row>
        <table:table-row>
          <table:table-cell office:value-type="string">
            <text:p text:style-name="Table_20_Contents">AttributeCompiler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mpiler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ttributeCompiler.setAttributePackages( String attribute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mpiler.addExpressions( DocletTag [ ] tags , PrintWriter pw , String collectionName , File sourc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mpiler.getSourceFile( JavaClass jav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mpiler.tagHasAttributes( DocletTag [ ] ta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Compiler.copyImports( File source , PrintWriter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Compiler.Attribute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Compiler.elementHasAttributes( JavaMethod [ ] metho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